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 Chancery" svg:font-family="'Apple Chancery'" style:font-pitch="variable"/>
    <style:font-face style:name="Apple Symbols" svg:font-family="'Apple Symbols'" style:font-pitch="variable"/>
    <style:font-face style:name="Apple Symbols1" svg:font-family="'Apple Symbols'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roman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999999" draw:marker-start-width="0.321cm" draw:marker-end-width="0.321cm" draw:fill="none" draw:fill-color="#b2b2b2" loext:fill-use-slide-background="false" draw:textarea-horizontal-align="justify" draw:textarea-vertical-align="middle" draw:auto-grow-height="false" fo:min-height="3.718cm" fo:min-width="3.486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999999" draw:marker-start-width="0.321cm" draw:marker-end-width="0.321cm" draw:fill="none" draw:fill-color="#729fcf" loext:fill-use-slide-background="false" draw:textarea-horizontal-align="justify" draw:textarea-vertical-align="middle" draw:auto-grow-height="false" fo:min-height="3.718cm" fo:min-width="3.486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4" style:family="graphic" style:parent-style-name="standard">
      <style:graphic-properties draw:stroke="none" svg:stroke-color="#3465a4" draw:fill-color="#cccccc" draw:textarea-horizontal-align="justify" draw:textarea-vertical-align="middle" draw:auto-grow-height="false" fo:min-height="0.798cm" fo:min-width="0.547cm"/>
    </style:style>
    <style:style style:name="gr5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27cm"/>
      <style:paragraph-properties style:writing-mode="lr-tb"/>
    </style:style>
    <style:style style:name="gr8" style:family="graphic" style:parent-style-name="standard">
      <style:graphic-properties draw:stroke="none" draw:fill="solid" draw:fill-color="#000000" loext:fill-use-slide-background="fals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cccccc" draw:textarea-horizontal-align="justify" draw:textarea-vertical-align="middle" draw:auto-grow-height="false" fo:min-height="0.209cm" fo:min-width="0.229cm"/>
    </style:style>
    <style:style style:name="gr10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555cm" fo:min-width="4.034cm"/>
      <style:paragraph-properties style:writing-mode="lr-tb"/>
    </style:style>
    <style:style style:name="gr11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555cm" fo:min-width="4.034cm"/>
      <style:paragraph-properties style:writing-mode="lr-tb"/>
    </style:style>
    <style:style style:name="gr12" style:family="graphic" style:parent-style-name="standard" style:list-style-name="L1">
      <style:graphic-properties draw:stroke="none" draw:fill-color="#afd095" draw:textarea-horizontal-align="justify" draw:textarea-vertical-align="middle" draw:auto-grow-height="false" fo:min-height="0.555cm" fo:min-width="4.461cm"/>
      <style:paragraph-properties style:writing-mode="lr-tb"/>
    </style:style>
    <style:style style:name="gr13" style:family="graphic" style:parent-style-name="objectwithoutfill">
      <style:graphic-properties svg:stroke-width="0.106cm" svg:stroke-color="#666666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afd095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15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1.323cm" fo:min-width="2.92cm" fo:padding-top="0.14cm" fo:padding-bottom="0.14cm" fo:padding-left="0.265cm" fo:padding-right="0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4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21" style:family="graphic" style:parent-style-name="objectwithoutfill">
      <style:graphic-properties svg:stroke-width="0.106cm" svg:stroke-color="#ff6d6d" draw:marker-start-width="0.358cm" draw:marker-end="Arrowheads_20_2" draw:marker-end-width="0.458cm" draw:fill="none" draw:textarea-vertical-align="middle" fo:padding-top="0.177cm" fo:padding-bottom="0.177cm" fo:padding-left="0.302cm" fo:padding-right="0.302cm"/>
    </style:style>
    <style:style style:name="gr22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d7d7" draw:textarea-horizontal-align="justify" draw:textarea-vertical-align="middle" draw:auto-grow-height="false" fo:min-height="0.986cm" fo:min-width="4.541cm" fo:padding-top="0.14cm" fo:padding-bottom="0.14cm" fo:padding-left="0.265cm" fo:padding-right="0.265cm"/>
      <style:paragraph-properties style:writing-mode="lr-tb"/>
    </style:style>
    <style:style style:name="gr23" style:family="graphic" style:parent-style-name="standard">
      <style:graphic-properties draw:stroke="solid" svg:stroke-width="0.081cm" svg:stroke-color="#ffa6a6" draw:marker-start-width="0.321cm" draw:marker-end-width="0.321cm" draw:fill="none" draw:fill-color="#b2b2b2" loext:fill-use-slide-background="false" draw:textarea-horizontal-align="justify" draw:textarea-vertical-align="middle" draw:auto-grow-height="false" fo:min-height="5.522cm" fo:min-width="5.257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fo:min-height="1.61cm"/>
      <style:paragraph-properties style:writing-mode="lr-tb"/>
    </style:style>
    <style:style style:name="gr25" style:family="graphic" style:parent-style-name="standard">
      <style:graphic-properties draw:stroke="none" draw:fill-color="#cccccc" draw:textarea-horizontal-align="justify" draw:textarea-vertical-align="middle" draw:auto-grow-height="false" fo:min-height="1.623cm" fo:min-width="1.424cm"/>
    </style:style>
    <style:style style:name="gr26" style:family="graphic" style:parent-style-name="standard">
      <style:graphic-properties draw:stroke="none" draw:fill-color="#cccccc" draw:textarea-horizontal-align="justify" draw:textarea-vertical-align="middle" draw:auto-grow-height="false" fo:min-height="1.622cm" fo:min-width="1.423cm"/>
    </style:style>
    <style:style style:name="gr27" style:family="graphic" style:parent-style-name="standard">
      <style:graphic-properties draw:stroke="solid" svg:stroke-width="0.081cm" svg:stroke-color="#999999" draw:marker-start-width="0.321cm" draw:marker-end-width="0.321cm" draw:fill="none" draw:fill-color="#b2b2b2" loext:fill-use-slide-background="false" draw:textarea-horizontal-align="justify" draw:textarea-vertical-align="middle" draw:auto-grow-height="false" fo:min-height="3.638cm" fo:min-width="3.406cm" fo:padding-top="0.165cm" fo:padding-bottom="0.165cm" fo:padding-left="0.29cm" fo:padding-right="0.29cm"/>
    </style:style>
    <style:style style:name="gr28" style:family="graphic" style:parent-style-name="standard">
      <style:graphic-properties draw:stroke="solid" svg:stroke-width="0.081cm" svg:stroke-color="#999999" draw:marker-start-width="0.321cm" draw:marker-end-width="0.321cm" draw:fill="none" draw:fill-color="#729fcf" loext:fill-use-slide-background="false" draw:textarea-horizontal-align="justify" draw:textarea-vertical-align="middle" draw:auto-grow-height="false" fo:min-height="3.638cm" fo:min-width="3.406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555cm" fo:min-width="4.034cm"/>
      <style:paragraph-properties style:writing-mode="lr-tb"/>
    </style:style>
    <style:style style:name="gr30" style:family="graphic" style:parent-style-name="standard" style:list-style-name="L1">
      <style:graphic-properties draw:stroke="none" draw:fill-color="#cccccc" draw:textarea-horizontal-align="justify" draw:textarea-vertical-align="middle" draw:auto-grow-height="false" fo:min-height="0.555cm" fo:min-width="4.034cm"/>
      <style:paragraph-properties style:writing-mode="lr-tb"/>
    </style:style>
    <style:style style:name="gr31" style:family="graphic" style:parent-style-name="standard" style:list-style-name="L1">
      <style:graphic-properties draw:stroke="none" draw:fill-color="#afd095" draw:textarea-horizontal-align="justify" draw:textarea-vertical-align="middle" draw:auto-grow-height="false" fo:min-height="0.555cm" fo:min-width="4.461cm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1.323cm" fo:min-width="2.92cm" fo:padding-top="0.14cm" fo:padding-bottom="0.14cm" fo:padding-left="0.265cm" fo:padding-right="0.265cm"/>
      <style:paragraph-properties style:writing-mode="lr-tb"/>
    </style:style>
    <style:style style:name="gr33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34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f5ce" draw:textarea-horizontal-align="justify" draw:textarea-vertical-align="middle" draw:auto-grow-height="false" fo:min-height="0.986cm" fo:min-width="2.92cm" fo:padding-top="0.14cm" fo:padding-bottom="0.14cm" fo:padding-left="0.265cm" fo:padding-right="0.265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028cm" svg:stroke-color="#111111" draw:marker-start-width="0.243cm" draw:marker-end-width="0.243cm" draw:fill-color="#ffd7d7" draw:textarea-horizontal-align="justify" draw:textarea-vertical-align="middle" draw:auto-grow-height="false" fo:min-height="0.986cm" fo:min-width="4.541cm" fo:padding-top="0.14cm" fo:padding-bottom="0.14cm" fo:padding-left="0.265cm" fo:padding-right="0.265cm"/>
      <style:paragraph-properties style:writing-mode="lr-tb"/>
    </style:style>
    <style:style style:name="P1" style:family="paragraph">
      <loext:graphic-properties draw:fill="none" draw:fill-color="#b2b2b2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Times New Roman2" fo:font-size="12pt" style:font-size-asian="12pt" style:font-size-complex="12pt"/>
    </style:style>
    <style:style style:name="P8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2" fo:font-size="12pt" style:font-size-asian="12pt" style:font-size-complex="12pt"/>
    </style:style>
    <style:style style:name="P9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2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loext:graphic-properties draw:fill-color="#fff5ce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2" fo:font-size="12pt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style:font-name="Times New Roman2" fo:font-size="12pt" style:font-size-asian="12pt" style:font-size-complex="12pt"/>
    </style:style>
    <style:style style:name="P14" style:family="paragraph">
      <loext:graphic-properties draw:fill-color="#ffd7d7"/>
      <style:paragraph-properties fo:margin-left="0cm" fo:margin-right="0cm" fo:margin-top="0cm" fo:margin-bottom="0cm" fo:line-height="100%" fo:text-align="center" fo:text-indent="0cm" style:writing-mode="lr-tb"/>
      <style:text-properties style:font-name="Times New Roman2" fo:font-size="12pt" style:font-size-asian="12pt" style:font-size-complex="12pt"/>
    </style:style>
    <style:style style:name="P15" style:family="paragraph">
      <style:paragraph-properties fo:text-align="center"/>
    </style:style>
    <style:style style:name="T1" style:family="text"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pple Chancery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position="-8% 58%" style:font-name="Times New Roman2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PingFang SC" style:font-size-asian="12pt" style:font-style-asian="italic" style:font-weight-asian="normal" style:font-name-complex="Arial Unicode MS" style:font-size-complex="1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pple Chancery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ple Chancery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ple Symbols1" fo:font-size="12pt" fo:font-style="normal" fo:text-shadow="none" style:text-underline-style="none" fo:font-weight="normal" style:letter-kerning="true" style:font-name-asian="Apple Symbols1" style:font-size-asian="12pt" style:font-style-asian="normal" style:font-weight-asian="normal" style:font-name-complex="Apple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2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2" fo:font-size="12pt" fo:font-style="normal" fo:text-shadow="none" style:text-underline-style="none" fo:font-weight="normal" style:letter-kerning="true" style:font-name-asian="Apple Symbols1" style:font-size-asian="12pt" style:font-style-asian="normal" style:font-weight-asian="normal" style:font-name-complex="Apple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Times New Roman2" fo:font-size="12pt" style:font-size-asian="12pt" style:font-size-complex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ymbol1" fo:font-size="12pt" fo:font-style="normal" fo:text-shadow="none" style:text-underline-style="none" fo:font-weight="normal" style:letter-kerning="true" style:font-name-asian="Symbol1" style:font-size-asian="12pt" style:font-style-asian="normal" style:font-weight-asian="normal" style:font-name-complex="Symbo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pple Chancery" fo:font-size="12pt" fo:font-style="normal" fo:text-shadow="none" style:text-underline-style="none" fo:font-weight="normal" style:letter-kerning="true" style:font-name-asian="PingFang SC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pple Chancery" fo:font-size="12pt" fo:font-style="normal" fo:text-shadow="none" style:text-underline-style="none" fo:font-weight="normal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Apple Symbols1" fo:font-size="12pt" fo:font-style="normal" fo:text-shadow="none" style:text-underline-style="none" fo:font-weight="normal" style:letter-kerning="true" style:font-name-asian="Apple Symbols1" style:font-size-asian="12pt" style:font-style-asian="normal" style:font-weight-asian="normal" style:font-name-complex="Apple Symbol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2pt" fo:font-style="normal" fo:text-shadow="none" style:text-underline-style="none" fo:font-weight="bold" style:letter-kerning="true" style:font-name-asian="PingFang SC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font-name="Apple Chancery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636cm" svg:height="5.61cm" svg:x="3.428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36cm" svg:height="5.61cm" svg:x="11.453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41cm" svg:height="0.92cm" svg:x="5.095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3" draw:text-style-name="P3" draw:layer="layout" svg:width="2.441cm" svg:height="0.92cm" svg:x="13.096cm" svg:y="2.308cm">
          <draw:text-box>
            <text:p><text:span text:style-name="T1">Dataset </text:span><text:span text:style-name="T2">Y </text:span><text:span text:style-name="T1"><text:s/></text:span></text:p>
          </draw:text-box>
        </draw:frame>
        <draw:custom-shape draw:style-name="gr4" draw:text-style-name="P4" draw:layer="layout" svg:width="1.481cm" svg:height="1.48cm" svg:x="7.078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5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851cm" svg:y="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903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44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441cm" svg:height="0.92cm" svg:x="5.096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5" draw:text-style-name="P5" draw:layer="layout" svg:width="2.441cm" svg:height="1.191cm" svg:x="5.049cm" svg:y="5.402cm">
          <draw:text-box>
            <text:p><text:span text:style-name="T1">Unknown</text:span></text:p>
            <text:p><text:span text:style-name="T1"><text:s/></text:span><text:span text:style-name="T1">partition</text:span></text:p>
          </draw:text-box>
        </draw:frame>
        <draw:frame draw:style-name="gr6" draw:text-style-name="P5" draw:layer="layout" svg:width="1.371cm" svg:height="1.373cm" svg:x="4.132cm" svg:y="4.511cm">
          <draw:text-box>
            <text:p><text:span text:style-name="T2">X</text:span><text:span text:style-name="T3">2</text:span><text:span text:style-name="T2"> </text:span><text:span text:style-name="T1"><text:s/></text:span></text:p>
          </draw:text-box>
        </draw:frame>
        <draw:frame draw:style-name="gr7" draw:text-style-name="P5" draw:layer="layout" svg:width="1.292cm" svg:height="1.077cm" svg:x="5.721cm" svg:y="3.447cm">
          <draw:text-box>
            <text:p><text:span text:style-name="T2">X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4.137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1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7.332cm" svg:y="4.412cm">
          <draw:text-box>
            <text:p><text:span text:style-name="T2">X</text:span><text:span text:style-name="T3">p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7.506cm 7.2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895cm 6.5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703cm 6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3.497cm" svg:y="6.8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947cm" svg:y="6.0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843cm" svg:y="4.2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5.246cm" svg:y="4.1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0.178cm" svg:height="0.203cm" draw:transform="rotate (1.06465084371654) translate (15.429cm 7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8cm 6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6cm 6.8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033cm" svg:y="4.512cm">
          <draw:text-box>
            <text:p><text:span text:style-name="T2">Y</text:span><text:span text:style-name="T3">2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238cm" svg:y="6.409cm">
          <draw:text-box>
            <text:p><text:span text:style-name="T2">Y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3.722cm" svg:y="7.241cm">
          <draw:text-box>
            <text:p><text:span text:style-name="T2">Y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5.433cm" svg:y="4.413cm">
          <draw:text-box>
            <text:p><text:span text:style-name="T2">Y</text:span><text:span text:style-name="T3">p</text:span><text:span text:style-name="T2"> </text:span><text:span text:style-name="T1"><text:s/></text:span></text:p>
          </draw:text-box>
        </draw:frame>
        <draw:custom-shape draw:style-name="gr10" draw:text-style-name="P8" draw:layer="layout" svg:width="4.534cm" svg:height="0.805cm" svg:x="2.84cm" svg:y="9.95cm">
          <text:p text:style-name="P7"><text:span text:style-name="T4">Similarity proximity </text:span><text:span text:style-name="T5">d</text:span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4.534cm" svg:height="0.805cm" svg:x="13.162cm" svg:y="9.941cm">
          <text:p text:style-name="P7"><text:span text:style-name="T4">Similarity proximity </text:span><text:span text:style-name="T5">d</text:span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961cm" svg:height="0.805cm" svg:x="7.807cm" svg:y="9.95cm">
          <text:p text:style-name="P7"><text:span text:style-name="T4">Association proximity </text:span><text:span text:style-name="T5">d</text:span><text:span text:style-name="T6">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5.744cm" svg:y1="8.913cm" svg:x2="5.355cm" svg:y2="9.848cm">
          <text:p/>
        </draw:line>
        <draw:line draw:style-name="gr13" draw:text-style-name="P10" draw:layer="layout" svg:x1="15.064cm" svg:y1="8.887cm" svg:x2="15.453cm" svg:y2="9.822cm">
          <text:p/>
        </draw:line>
        <draw:line draw:style-name="gr14" draw:text-style-name="P11" draw:layer="layout" svg:x1="8.364cm" svg:y1="8.129cm" svg:x2="9.662cm" svg:y2="9.766cm">
          <text:p/>
        </draw:line>
        <draw:line draw:style-name="gr14" draw:text-style-name="P11" draw:layer="layout" svg:x1="12.136cm" svg:y1="8.103cm" svg:x2="10.838cm" svg:y2="9.74cm">
          <text:p/>
        </draw:line>
        <draw:line draw:style-name="gr13" draw:text-style-name="P10" draw:layer="layout" svg:x1="6.582cm" svg:y1="11.721cm" svg:x2="8.456cm" svg:y2="14.405cm">
          <text:p/>
        </draw:line>
        <draw:line draw:style-name="gr14" draw:text-style-name="P11" draw:layer="layout" svg:x1="10.346cm" svg:y1="11.493cm" svg:x2="10.346cm" svg:y2="14.177cm">
          <text:p/>
        </draw:line>
        <draw:custom-shape draw:style-name="gr15" draw:text-style-name="P12" draw:layer="layout" svg:width="3.45cm" svg:height="1.603cm" svg:x="8.553cm" svg:y="14.557cm">
          <text:p text:style-name="P7"><text:span text:style-name="T4">qEE constructs (</text:span><text:span text:style-name="T7">X</text:span><text:span text:style-name="T8">⋃</text:span><text:span text:style-name="T7">Y, </text:span><text:span text:style-name="T9">Λ</text:span><text:span text:style-name="T10">X</text:span><text:span text:style-name="T11">⋃</text:span><text:span text:style-name="T10">Y</text:span><text:span text:style-name="T4">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2.202cm" svg:height="0.81cm" svg:x="5.246cm" svg:y="10.779cm">
          <draw:text-box>
            <text:p><text:span text:style-name="T12">Euclidean</text:span></text:p>
          </draw:text-box>
        </draw:frame>
        <draw:frame draw:style-name="gr16" draw:text-style-name="P13" draw:layer="layout" svg:width="2.202cm" svg:height="0.81cm" svg:x="9.333cm" svg:y="10.779cm">
          <draw:text-box>
            <text:p><text:span text:style-name="T12">Arbitrary</text:span></text:p>
          </draw:text-box>
        </draw:frame>
        <draw:line draw:style-name="gr13" draw:text-style-name="P10" draw:layer="layout" svg:x1="14.011cm" svg:y1="11.417cm" svg:x2="12.178cm" svg:y2="14.43cm">
          <text:p/>
        </draw:line>
        <draw:frame draw:style-name="gr16" draw:text-style-name="P13" draw:layer="layout" svg:width="2.202cm" svg:height="0.81cm" svg:x="13.047cm" svg:y="10.779cm">
          <draw:text-box>
            <text:p><text:span text:style-name="T12">Euclidean</text:span></text:p>
          </draw:text-box>
        </draw:frame>
        <draw:frame draw:style-name="gr17" draw:text-style-name="P13" draw:layer="layout" svg:width="3.171cm" svg:height="0.74cm" svg:x="15.847cm" svg:y="10.779cm">
          <draw:text-box>
            <text:p><text:span text:style-name="T12">Non-Euclidean</text:span></text:p>
          </draw:text-box>
        </draw:frame>
        <draw:frame draw:style-name="gr17" draw:text-style-name="P13" draw:layer="layout" svg:width="3.171cm" svg:height="0.74cm" svg:x="1.348cm" svg:y="10.779cm">
          <draw:text-box>
            <text:p><text:span text:style-name="T12">Non-Euclidean</text:span></text:p>
          </draw:text-box>
        </draw:frame>
        <draw:line draw:style-name="gr13" draw:text-style-name="P10" draw:layer="layout" svg:x1="2.922cm" svg:y1="11.39cm" svg:x2="2.922cm" svg:y2="12.836cm">
          <text:p/>
        </draw:line>
        <draw:custom-shape draw:style-name="gr18" draw:text-style-name="P12" draw:layer="layout" svg:width="3.45cm" svg:height="1.266cm" svg:x="1.264cm" svg:y="12.989cm">
          <text:p text:style-name="P7"><text:span text:style-name="T4">qEE construct</text:span><text:span text:style-name="T4"><text:line-break/></text:span><text:span text:style-name="T4"> </text:span><text:span text:style-name="T5">d</text:span><text:span text:style-name="T6">X <text:s/></text:span><text:span text:style-name="T13">←</text:span><text:span text:style-name="T14"> </text:span><text:span text:style-name="T15">Λ</text:span><text:span text:style-name="T16">X</text:span><text:span text:style-name="T17">⋃</text:span><text:span text:style-name="T16">X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layout" svg:width="3.45cm" svg:height="1.266cm" svg:x="1.264cm" svg:y="12.989cm">
          <text:p text:style-name="P7"><text:span text:style-name="T4">qEE constructs</text:span><text:span text:style-name="T4"><text:line-break/></text:span><text:span text:style-name="T4"> </text:span><text:span text:style-name="T5">d</text:span><text:span text:style-name="T6">X <text:s/></text:span><text:span text:style-name="T13">←</text:span><text:span text:style-name="T14"> </text:span><text:span text:style-name="T15">Λ</text:span><text:span text:style-name="T16">X</text:span><text:span text:style-name="T17">⋃</text:span><text:span text:style-name="T16">X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4.912cm" svg:y1="13.873cm" svg:x2="8.203cm" svg:y2="15.266cm">
          <text:p/>
        </draw:line>
        <draw:line draw:style-name="gr13" draw:text-style-name="P10" draw:layer="layout" svg:x1="17.416cm" svg:y1="11.38cm" svg:x2="17.416cm" svg:y2="12.826cm">
          <text:p/>
        </draw:line>
        <draw:custom-shape draw:style-name="gr20" draw:text-style-name="P12" draw:layer="layout" svg:width="3.45cm" svg:height="1.266cm" svg:x="15.758cm" svg:y="12.979cm">
          <text:p text:style-name="P7"><text:span text:style-name="T4">qEE constructs</text:span><text:span text:style-name="T4"><text:line-break/></text:span><text:span text:style-name="T4"> </text:span><text:span text:style-name="T5">d</text:span><text:span text:style-name="T6">Y <text:s/></text:span><text:span text:style-name="T13">←</text:span><text:span text:style-name="T14"> </text:span><text:span text:style-name="T15">Λ</text:span><text:span text:style-name="T16">Y</text:span><text:span text:style-name="T17">⋃</text:span><text:span text:style-name="T16">Y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5.552cm" svg:y1="13.762cm" svg:x2="12.261cm" svg:y2="15.155cm">
          <text:p/>
        </draw:line>
        <draw:line draw:style-name="gr21" draw:text-style-name="P11" draw:layer="layout" svg:x1="10.247cm" svg:y1="18.923cm" svg:x2="10.253cm" svg:y2="20.193cm">
          <text:p/>
        </draw:line>
        <draw:custom-shape draw:style-name="gr22" draw:text-style-name="P14" draw:layer="layout" svg:width="5.071cm" svg:height="1.266cm" svg:x="7.8cm" svg:y="17.51cm">
          <text:p text:style-name="P7"><text:span text:style-name="T4">Hierarchical Clustering (Ward’s linkage method)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0.246cm" svg:y1="16.26cm" svg:x2="10.246cm" svg:y2="17.378cm">
          <text:p/>
        </draw:line>
        <draw:frame draw:style-name="gr5" draw:text-style-name="P5" draw:layer="layout" svg:width="2.441cm" svg:height="1.191cm" svg:x="13.25cm" svg:y="5.403cm">
          <draw:text-box>
            <text:p><text:span text:style-name="T1">Unknown</text:span></text:p>
            <text:p><text:span text:style-name="T1"><text:s/></text:span><text:span text:style-name="T1">partition </text:span></text:p>
          </draw:text-box>
        </draw:frame>
        <draw:frame draw:style-name="gr6" draw:text-style-name="P5" draw:layer="layout" svg:width="1.371cm" svg:height="1.373cm" svg:x="4.138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2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15.43cm 7.2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9cm 6.5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7cm 6.8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8.253cm" svg:height="8.276cm" svg:x="6.2cm" svg:y="20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5" draw:layer="layout" svg:width="6.029cm" svg:height="1.86cm" svg:x="7.762cm" svg:y="23.682cm">
            <draw:text-box>
              <text:p text:style-name="P15"><text:span text:style-name="T1">Predicted Partition <text:s/></text:span></text:p>
              <text:p text:style-name="P15"><text:span text:style-name="T18">of </text:span><text:span text:style-name="T7">X</text:span><text:span text:style-name="T8">⋃</text:span><text:span text:style-name="T7">Y </text:span><text:span text:style-name="T1">by </text:span></text:p>
              <text:p text:style-name="P15"><text:span text:style-name="T1">Similarity &amp; Association </text:span></text:p>
            </draw:text-box>
          </draw:frame>
          <draw:custom-shape draw:style-name="gr25" draw:text-style-name="P4" draw:layer="layout" svg:width="1.924cm" svg:height="1.873cm" svg:x="6.455cm" svg:y="23.68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0.54471725954743) translate (7.528cm 26.475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-0.593062879827674) translate (11.598cm 25.4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0.54471725954743) translate (7.453cm 21.97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4" draw:layer="layout" svg:width="1.923cm" svg:height="1.872cm" draw:transform="rotate (-0.593062879827674) translate (11.523cm 20.84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frame draw:style-name="gr6" draw:text-style-name="P5" draw:layer="layout" svg:width="1.292cm" svg:height="1.373cm" svg:x="8.301cm" svg:y="21.547cm">
            <draw:text-box>
              <text:p><text:span text:style-name="T2">P</text:span><text:span text:style-name="T3">1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6.856cm" svg:y="23.827cm">
            <draw:text-box>
              <text:p><text:span text:style-name="T2">P</text:span><text:span text:style-name="T3">2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8.301cm" svg:y="26.055cm">
            <draw:text-box>
              <text:p><text:span text:style-name="T2">P</text:span><text:span text:style-name="T3">3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11.237cm" svg:y="25.93cm">
            <draw:text-box>
              <text:p><text:span text:style-name="T2">P</text:span><text:span text:style-name="T3">4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11.262cm" svg:y="21.425cm">
            <draw:text-box>
              <text:p><text:span text:style-name="T2">P</text:span><text:span text:style-name="T3">p</text:span><text:span text:style-name="T19"> </text:span><text:span text:style-name="T1"><text:s/></text:span></text:p>
            </draw:text-box>
          </draw:frame>
          <draw:g>
            <draw:custom-shape draw:style-name="gr8" draw:text-style-name="P6" draw:layer="layout" svg:width="0.164cm" svg:height="0.187cm" draw:transform="rotate (2.23506864010394) translate (13.645cm 24.75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4cm" svg:height="0.187cm" draw:transform="rotate (2.23506864010394) translate (13.191cm 24.1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4cm" svg:height="0.187cm" draw:transform="skewX (0.00541052068118255) rotate (2.23978102908432) translate (13.424cm 24.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" draw:style-name="dp1" draw:master-page-name="Default">
        <draw:custom-shape draw:style-name="gr27" draw:text-style-name="P1" draw:layer="layout" svg:width="5.636cm" svg:height="5.61cm" svg:x="3.428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5.636cm" svg:height="5.61cm" svg:x="11.453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41cm" svg:height="0.92cm" svg:x="5.095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3" draw:text-style-name="P3" draw:layer="layout" svg:width="2.441cm" svg:height="0.92cm" svg:x="13.096cm" svg:y="2.308cm">
          <draw:text-box>
            <text:p><text:span text:style-name="T1">Dataset </text:span><text:span text:style-name="T2">Y </text:span><text:span text:style-name="T1"><text:s/></text:span></text:p>
          </draw:text-box>
        </draw:frame>
        <draw:custom-shape draw:style-name="gr4" draw:text-style-name="P4" draw:layer="layout" svg:width="1.481cm" svg:height="1.48cm" svg:x="7.078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5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851cm" svg:y="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903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44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441cm" svg:height="0.92cm" svg:x="5.096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5" draw:text-style-name="P5" draw:layer="layout" svg:width="2.441cm" svg:height="1.191cm" svg:x="5.049cm" svg:y="5.402cm">
          <draw:text-box>
            <text:p><text:span text:style-name="T1">Unknown</text:span></text:p>
            <text:p><text:span text:style-name="T1"><text:s/></text:span><text:span text:style-name="T1">partition</text:span></text:p>
          </draw:text-box>
        </draw:frame>
        <draw:frame draw:style-name="gr6" draw:text-style-name="P5" draw:layer="layout" svg:width="1.371cm" svg:height="1.373cm" svg:x="4.132cm" svg:y="4.511cm">
          <draw:text-box>
            <text:p><text:span text:style-name="T2">X</text:span><text:span text:style-name="T3">2</text:span><text:span text:style-name="T2"> </text:span><text:span text:style-name="T1"><text:s/></text:span></text:p>
          </draw:text-box>
        </draw:frame>
        <draw:frame draw:style-name="gr7" draw:text-style-name="P5" draw:layer="layout" svg:width="1.292cm" svg:height="1.077cm" svg:x="5.721cm" svg:y="3.447cm">
          <draw:text-box>
            <text:p><text:span text:style-name="T2">X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4.137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1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7.332cm" svg:y="4.412cm">
          <draw:text-box>
            <text:p><text:span text:style-name="T2">X</text:span><text:span text:style-name="T3">p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7.506cm 7.2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895cm 6.5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703cm 6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3.497cm" svg:y="6.8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947cm" svg:y="6.0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843cm" svg:y="4.2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5.246cm" svg:y="4.1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0.178cm" svg:height="0.203cm" draw:transform="rotate (1.06465084371654) translate (15.429cm 7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8cm 6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6cm 6.8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033cm" svg:y="4.512cm">
          <draw:text-box>
            <text:p><text:span text:style-name="T2">Y</text:span><text:span text:style-name="T3">2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238cm" svg:y="6.409cm">
          <draw:text-box>
            <text:p><text:span text:style-name="T2">Y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3.722cm" svg:y="7.241cm">
          <draw:text-box>
            <text:p><text:span text:style-name="T2">Y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5.433cm" svg:y="4.413cm">
          <draw:text-box>
            <text:p><text:span text:style-name="T2">Y</text:span><text:span text:style-name="T3">p</text:span><text:span text:style-name="T2"> </text:span><text:span text:style-name="T1"><text:s/></text:span></text:p>
          </draw:text-box>
        </draw:frame>
        <draw:frame draw:style-name="gr5" draw:text-style-name="P5" draw:layer="layout" svg:width="2.441cm" svg:height="1.191cm" svg:x="13.25cm" svg:y="5.403cm">
          <draw:text-box>
            <text:p><text:span text:style-name="T1">Unknown</text:span></text:p>
            <text:p><text:span text:style-name="T1"><text:s/></text:span><text:span text:style-name="T1">partition </text:span></text:p>
          </draw:text-box>
        </draw:frame>
        <draw:frame draw:style-name="gr6" draw:text-style-name="P5" draw:layer="layout" svg:width="1.371cm" svg:height="1.373cm" svg:x="4.138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2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15.43cm 7.2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9cm 6.5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7cm 6.8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3" draw:style-name="dp1" draw:master-page-name="Default">
        <draw:custom-shape draw:style-name="gr27" draw:text-style-name="P1" draw:layer="layout" svg:width="5.636cm" svg:height="5.61cm" svg:x="3.428cm" svg:y="3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" draw:layer="layout" svg:width="5.636cm" svg:height="5.61cm" svg:x="11.453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441cm" svg:height="0.92cm" svg:x="5.095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3" draw:text-style-name="P3" draw:layer="layout" svg:width="2.441cm" svg:height="0.92cm" svg:x="13.096cm" svg:y="2.308cm">
          <draw:text-box>
            <text:p><text:span text:style-name="T1">Dataset </text:span><text:span text:style-name="T2">Y </text:span><text:span text:style-name="T1"><text:s/></text:span></text:p>
          </draw:text-box>
        </draw:frame>
        <draw:custom-shape draw:style-name="gr4" draw:text-style-name="P4" draw:layer="layout" svg:width="1.481cm" svg:height="1.48cm" svg:x="7.078cm" svg:y="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5cm" svg:y="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851cm" svg:y="4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3.903cm" svg:y="6.2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481cm" svg:height="1.48cm" svg:x="5.444cm" svg:y="7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441cm" svg:height="0.92cm" svg:x="5.096cm" svg:y="2.286cm">
          <draw:text-box>
            <text:p><text:span text:style-name="T1">Dataset </text:span><text:span text:style-name="T2">X </text:span><text:span text:style-name="T1"><text:s/></text:span></text:p>
          </draw:text-box>
        </draw:frame>
        <draw:frame draw:style-name="gr5" draw:text-style-name="P5" draw:layer="layout" svg:width="2.441cm" svg:height="1.191cm" svg:x="5.049cm" svg:y="5.402cm">
          <draw:text-box>
            <text:p><text:span text:style-name="T1">Unknown</text:span></text:p>
            <text:p><text:span text:style-name="T1"><text:s/></text:span><text:span text:style-name="T1">partition</text:span></text:p>
          </draw:text-box>
        </draw:frame>
        <draw:frame draw:style-name="gr6" draw:text-style-name="P5" draw:layer="layout" svg:width="1.371cm" svg:height="1.373cm" svg:x="4.132cm" svg:y="4.511cm">
          <draw:text-box>
            <text:p><text:span text:style-name="T2">X</text:span><text:span text:style-name="T3">2</text:span><text:span text:style-name="T2"> </text:span><text:span text:style-name="T1"><text:s/></text:span></text:p>
          </draw:text-box>
        </draw:frame>
        <draw:frame draw:style-name="gr7" draw:text-style-name="P5" draw:layer="layout" svg:width="1.292cm" svg:height="1.077cm" svg:x="5.721cm" svg:y="3.447cm">
          <draw:text-box>
            <text:p><text:span text:style-name="T2">X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4.137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1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7.332cm" svg:y="4.412cm">
          <draw:text-box>
            <text:p><text:span text:style-name="T2">X</text:span><text:span text:style-name="T3">p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7.506cm 7.2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895cm 6.55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7.703cm 6.90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3.497cm" svg:y="6.88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947cm" svg:y="6.0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1.843cm" svg:y="4.2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455cm" svg:height="1.377cm" svg:x="15.246cm" svg:y="4.16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8" draw:text-style-name="P6" draw:layer="layout" svg:width="0.178cm" svg:height="0.203cm" draw:transform="rotate (1.06465084371654) translate (15.429cm 7.2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8cm 6.50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6cm 6.85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033cm" svg:y="4.512cm">
          <draw:text-box>
            <text:p><text:span text:style-name="T2">Y</text:span><text:span text:style-name="T3">2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2.238cm" svg:y="6.409cm">
          <draw:text-box>
            <text:p><text:span text:style-name="T2">Y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3.722cm" svg:y="7.241cm">
          <draw:text-box>
            <text:p><text:span text:style-name="T2">Y</text:span><text:span text:style-name="T3">4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15.433cm" svg:y="4.413cm">
          <draw:text-box>
            <text:p><text:span text:style-name="T2">Y</text:span><text:span text:style-name="T3">p</text:span><text:span text:style-name="T2"> </text:span><text:span text:style-name="T1"><text:s/></text:span></text:p>
          </draw:text-box>
        </draw:frame>
        <draw:custom-shape draw:style-name="gr29" draw:text-style-name="P8" draw:layer="layout" svg:width="4.534cm" svg:height="0.805cm" svg:x="2.84cm" svg:y="9.95cm">
          <text:p text:style-name="P7"><text:span text:style-name="T4">Similarity proximity </text:span><text:span text:style-name="T5">d</text:span><text:span text:style-name="T6">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8" draw:layer="layout" svg:width="4.534cm" svg:height="0.805cm" svg:x="13.162cm" svg:y="9.941cm">
          <text:p text:style-name="P7"><text:span text:style-name="T4">Similarity proximity </text:span><text:span text:style-name="T5">d</text:span><text:span text:style-name="T6">Y</text:span></text:p>
          <draw:enhanced-geometry svg:viewBox="0 0 21600 21600" draw:type="rectangle" draw:enhanced-path="M 0 0 L 21600 0 21600 21600 0 21600 0 0 Z N"/>
        </draw:custom-shape>
        <draw:custom-shape draw:style-name="gr31" draw:text-style-name="P9" draw:layer="layout" svg:width="4.961cm" svg:height="0.805cm" svg:x="7.807cm" svg:y="9.95cm">
          <text:p text:style-name="P7"><text:span text:style-name="T4">Association proximity </text:span><text:span text:style-name="T5">d</text:span><text:span text:style-name="T6">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5.744cm" svg:y1="8.913cm" svg:x2="5.355cm" svg:y2="9.848cm">
          <text:p/>
        </draw:line>
        <draw:line draw:style-name="gr13" draw:text-style-name="P10" draw:layer="layout" svg:x1="15.064cm" svg:y1="8.887cm" svg:x2="15.453cm" svg:y2="9.822cm">
          <text:p/>
        </draw:line>
        <draw:line draw:style-name="gr14" draw:text-style-name="P11" draw:layer="layout" svg:x1="8.364cm" svg:y1="8.129cm" svg:x2="9.662cm" svg:y2="9.766cm">
          <text:p/>
        </draw:line>
        <draw:line draw:style-name="gr14" draw:text-style-name="P11" draw:layer="layout" svg:x1="12.136cm" svg:y1="8.103cm" svg:x2="10.838cm" svg:y2="9.74cm">
          <text:p/>
        </draw:line>
        <draw:line draw:style-name="gr13" draw:text-style-name="P10" draw:layer="layout" svg:x1="6.582cm" svg:y1="11.721cm" svg:x2="8.456cm" svg:y2="14.405cm">
          <text:p/>
        </draw:line>
        <draw:line draw:style-name="gr14" draw:text-style-name="P11" draw:layer="layout" svg:x1="10.346cm" svg:y1="11.493cm" svg:x2="10.346cm" svg:y2="14.177cm">
          <text:p/>
        </draw:line>
        <draw:custom-shape draw:style-name="gr32" draw:text-style-name="P12" draw:layer="layout" svg:width="3.45cm" svg:height="1.603cm" svg:x="8.553cm" svg:y="14.557cm">
          <text:p text:style-name="P7"><text:span text:style-name="T4">qEE constructs (</text:span><text:span text:style-name="T7">X</text:span><text:span text:style-name="T8">⋃</text:span><text:span text:style-name="T7">Y, </text:span><text:span text:style-name="T9">Λ</text:span><text:span text:style-name="T10">X</text:span><text:span text:style-name="T11">⋃</text:span><text:span text:style-name="T10">Y</text:span><text:span text:style-name="T4">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draw:layer="layout" svg:width="2.202cm" svg:height="0.81cm" svg:x="5.246cm" svg:y="10.779cm">
          <draw:text-box>
            <text:p><text:span text:style-name="T12">Euclidean</text:span></text:p>
          </draw:text-box>
        </draw:frame>
        <draw:frame draw:style-name="gr16" draw:text-style-name="P13" draw:layer="layout" svg:width="2.202cm" svg:height="0.81cm" svg:x="9.333cm" svg:y="10.779cm">
          <draw:text-box>
            <text:p><text:span text:style-name="T12">Arbitrary</text:span></text:p>
          </draw:text-box>
        </draw:frame>
        <draw:line draw:style-name="gr13" draw:text-style-name="P10" draw:layer="layout" svg:x1="14.011cm" svg:y1="11.417cm" svg:x2="12.178cm" svg:y2="14.43cm">
          <text:p/>
        </draw:line>
        <draw:frame draw:style-name="gr16" draw:text-style-name="P13" draw:layer="layout" svg:width="2.202cm" svg:height="0.81cm" svg:x="13.047cm" svg:y="10.779cm">
          <draw:text-box>
            <text:p><text:span text:style-name="T12">Euclidean</text:span></text:p>
          </draw:text-box>
        </draw:frame>
        <draw:frame draw:style-name="gr17" draw:text-style-name="P13" draw:layer="layout" svg:width="3.171cm" svg:height="0.74cm" svg:x="15.847cm" svg:y="10.779cm">
          <draw:text-box>
            <text:p><text:span text:style-name="T12">Non-Euclidean</text:span></text:p>
          </draw:text-box>
        </draw:frame>
        <draw:frame draw:style-name="gr17" draw:text-style-name="P13" draw:layer="layout" svg:width="3.171cm" svg:height="0.74cm" svg:x="1.348cm" svg:y="10.779cm">
          <draw:text-box>
            <text:p><text:span text:style-name="T12">Non-Euclidean</text:span></text:p>
          </draw:text-box>
        </draw:frame>
        <draw:line draw:style-name="gr13" draw:text-style-name="P10" draw:layer="layout" svg:x1="2.922cm" svg:y1="11.39cm" svg:x2="2.922cm" svg:y2="12.836cm">
          <text:p/>
        </draw:line>
        <draw:custom-shape draw:style-name="gr33" draw:text-style-name="P12" draw:layer="layout" svg:width="3.45cm" svg:height="1.266cm" svg:x="1.264cm" svg:y="12.989cm">
          <text:p text:style-name="P7"><text:span text:style-name="T4">qEE construct</text:span><text:span text:style-name="T4"><text:line-break/></text:span><text:span text:style-name="T4"> </text:span><text:span text:style-name="T5">d</text:span><text:span text:style-name="T6">X <text:s/></text:span><text:span text:style-name="T13">←</text:span><text:span text:style-name="T14"> </text:span><text:span text:style-name="T15">Λ</text:span><text:span text:style-name="T16">X</text:span><text:span text:style-name="T17">⋃</text:span><text:span text:style-name="T16">X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2" draw:layer="layout" svg:width="3.45cm" svg:height="1.266cm" svg:x="1.264cm" svg:y="12.989cm">
          <text:p text:style-name="P7"><text:span text:style-name="T4">qEE constructs</text:span><text:span text:style-name="T4"><text:line-break/></text:span><text:span text:style-name="T4"> </text:span><text:span text:style-name="T5">d</text:span><text:span text:style-name="T6">X <text:s/></text:span><text:span text:style-name="T13">←</text:span><text:span text:style-name="T14"> </text:span><text:span text:style-name="T15">Λ</text:span><text:span text:style-name="T16">X</text:span><text:span text:style-name="T17">⋃</text:span><text:span text:style-name="T16">X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4.912cm" svg:y1="13.873cm" svg:x2="8.203cm" svg:y2="15.266cm">
          <text:p/>
        </draw:line>
        <draw:line draw:style-name="gr13" draw:text-style-name="P10" draw:layer="layout" svg:x1="17.416cm" svg:y1="11.38cm" svg:x2="17.416cm" svg:y2="12.826cm">
          <text:p/>
        </draw:line>
        <draw:custom-shape draw:style-name="gr35" draw:text-style-name="P12" draw:layer="layout" svg:width="3.45cm" svg:height="1.266cm" svg:x="15.758cm" svg:y="12.979cm">
          <text:p text:style-name="P7"><text:span text:style-name="T4">qEE constructs</text:span><text:span text:style-name="T4"><text:line-break/></text:span><text:span text:style-name="T4"> </text:span><text:span text:style-name="T5">d</text:span><text:span text:style-name="T6">Y <text:s/></text:span><text:span text:style-name="T13">←</text:span><text:span text:style-name="T14"> </text:span><text:span text:style-name="T15">Λ</text:span><text:span text:style-name="T16">Y</text:span><text:span text:style-name="T17">⋃</text:span><text:span text:style-name="T16">Y</text:span><text:span text:style-name="T4">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5.552cm" svg:y1="13.762cm" svg:x2="12.261cm" svg:y2="15.155cm">
          <text:p/>
        </draw:line>
        <draw:line draw:style-name="gr21" draw:text-style-name="P11" draw:layer="layout" svg:x1="10.247cm" svg:y1="18.923cm" svg:x2="10.253cm" svg:y2="20.193cm">
          <text:p/>
        </draw:line>
        <draw:custom-shape draw:style-name="gr36" draw:text-style-name="P14" draw:layer="layout" svg:width="5.071cm" svg:height="1.266cm" svg:x="7.8cm" svg:y="17.51cm">
          <text:p text:style-name="P7"><text:span text:style-name="T4">Hierarchical Clustering (Ward’s linkage method)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0" draw:layer="layout" svg:x1="10.246cm" svg:y1="16.26cm" svg:x2="10.246cm" svg:y2="17.378cm">
          <text:p/>
        </draw:line>
        <draw:frame draw:style-name="gr5" draw:text-style-name="P5" draw:layer="layout" svg:width="2.441cm" svg:height="1.191cm" svg:x="13.25cm" svg:y="5.403cm">
          <draw:text-box>
            <text:p><text:span text:style-name="T1">Unknown</text:span></text:p>
            <text:p><text:span text:style-name="T1"><text:s/></text:span><text:span text:style-name="T1">partition </text:span></text:p>
          </draw:text-box>
        </draw:frame>
        <draw:frame draw:style-name="gr6" draw:text-style-name="P5" draw:layer="layout" svg:width="1.371cm" svg:height="1.373cm" svg:x="4.138cm" svg:y="6.408cm">
          <draw:text-box>
            <text:p><text:span text:style-name="T2">X</text:span><text:span text:style-name="T3">3</text:span><text:span text:style-name="T2"> </text:span><text:span text:style-name="T1"><text:s/></text:span></text:p>
          </draw:text-box>
        </draw:frame>
        <draw:frame draw:style-name="gr6" draw:text-style-name="P5" draw:layer="layout" svg:width="1.371cm" svg:height="1.373cm" svg:x="5.672cm" svg:y="7.265cm">
          <draw:text-box>
            <text:p><text:span text:style-name="T2">X</text:span><text:span text:style-name="T3">4</text:span><text:span text:style-name="T2"> </text:span><text:span text:style-name="T1"><text:s/></text:span></text:p>
          </draw:text-box>
        </draw:frame>
        <draw:custom-shape draw:style-name="gr9" draw:text-style-name="P4" draw:layer="layout" svg:width="1.455cm" svg:height="1.377cm" svg:x="13.506cm" svg:y="3.2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5" draw:layer="layout" svg:width="1.292cm" svg:height="1.077cm" svg:x="13.721cm" svg:y="3.448cm">
          <draw:text-box>
            <text:p><text:span text:style-name="T2">Y</text:span><text:span text:style-name="T3">1</text:span><text:span text:style-name="T2"> </text:span><text:span text:style-name="T1"><text:s/></text:span></text:p>
          </draw:text-box>
        </draw:frame>
        <draw:g>
          <draw:custom-shape draw:style-name="gr8" draw:text-style-name="P6" draw:layer="layout" svg:width="0.178cm" svg:height="0.203cm" draw:transform="rotate (1.06465084371654) translate (15.43cm 7.2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819cm 6.50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6" draw:layer="layout" svg:width="0.178cm" svg:height="0.203cm" draw:transform="rotate (1.06465084371654) translate (15.627cm 6.8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3" draw:text-style-name="P1" draw:layer="layout" svg:width="8.253cm" svg:height="8.276cm" svg:x="6.2cm" svg:y="20.3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4" draw:text-style-name="P5" draw:layer="layout" svg:width="6.029cm" svg:height="1.86cm" svg:x="7.762cm" svg:y="23.682cm">
            <draw:text-box>
              <text:p text:style-name="P15"><text:span text:style-name="T1">Predicted Partition <text:s/></text:span></text:p>
              <text:p text:style-name="P15"><text:span text:style-name="T18">of </text:span><text:span text:style-name="T7">X</text:span><text:span text:style-name="T8">⋃</text:span><text:span text:style-name="T7">Y </text:span><text:span text:style-name="T1">by </text:span></text:p>
              <text:p text:style-name="P15"><text:span text:style-name="T1">Similarity &amp; Association </text:span></text:p>
            </draw:text-box>
          </draw:frame>
          <draw:custom-shape draw:style-name="gr25" draw:text-style-name="P4" draw:layer="layout" svg:width="1.924cm" svg:height="1.873cm" svg:x="6.455cm" svg:y="23.689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0.54471725954743) translate (7.528cm 26.475cm)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-0.593062879827674) translate (11.598cm 25.4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" draw:layer="layout" svg:width="1.924cm" svg:height="1.873cm" draw:transform="rotate (0.54471725954743) translate (7.453cm 21.976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6" draw:text-style-name="P4" draw:layer="layout" svg:width="1.923cm" svg:height="1.872cm" draw:transform="rotate (-0.593062879827674) translate (11.523cm 20.842cm)">
            <text:p/>
            <draw:enhanced-geometry svg:viewBox="0 0 21600 21600" draw:mirror-horizontal="false" draw:mirror-vertical="true" draw:type="rectangle" draw:enhanced-path="M 0 0 L 21600 0 21600 21600 0 21600 0 0 Z N"/>
          </draw:custom-shape>
          <draw:frame draw:style-name="gr6" draw:text-style-name="P5" draw:layer="layout" svg:width="1.292cm" svg:height="1.373cm" svg:x="8.301cm" svg:y="21.547cm">
            <draw:text-box>
              <text:p><text:span text:style-name="T2">P</text:span><text:span text:style-name="T3">1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6.856cm" svg:y="23.827cm">
            <draw:text-box>
              <text:p><text:span text:style-name="T2">P</text:span><text:span text:style-name="T3">2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8.301cm" svg:y="26.055cm">
            <draw:text-box>
              <text:p><text:span text:style-name="T2">P</text:span><text:span text:style-name="T3">3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11.237cm" svg:y="25.93cm">
            <draw:text-box>
              <text:p><text:span text:style-name="T2">P</text:span><text:span text:style-name="T3">4</text:span><text:span text:style-name="T19"> </text:span><text:span text:style-name="T1"><text:s/></text:span></text:p>
            </draw:text-box>
          </draw:frame>
          <draw:frame draw:style-name="gr6" draw:text-style-name="P5" draw:layer="layout" svg:width="1.292cm" svg:height="1.373cm" svg:x="11.262cm" svg:y="21.425cm">
            <draw:text-box>
              <text:p><text:span text:style-name="T2">P</text:span><text:span text:style-name="T3">p</text:span><text:span text:style-name="T19"> </text:span><text:span text:style-name="T1"><text:s/></text:span></text:p>
            </draw:text-box>
          </draw:frame>
          <draw:g>
            <draw:custom-shape draw:style-name="gr8" draw:text-style-name="P6" draw:layer="layout" svg:width="0.164cm" svg:height="0.187cm" draw:transform="rotate (2.23506864010394) translate (13.645cm 24.75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4cm" svg:height="0.187cm" draw:transform="rotate (2.23506864010394) translate (13.191cm 24.17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0.164cm" svg:height="0.187cm" draw:transform="skewX (0.00541052068118255) rotate (2.23978102908432) translate (13.424cm 24.4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 Chancery" svg:font-family="'Apple Chancery'" style:font-pitch="variable"/>
    <style:font-face style:name="Apple Symbols" svg:font-family="'Apple Symbols'" style:font-pitch="variable"/>
    <style:font-face style:name="Apple Symbols1" svg:font-family="'Apple Symbols'"/>
    <style:font-face style:name="Arial Unicode MS" svg:font-family="'Arial Unicode MS'" style:font-family-generic="system" style:font-pitch="variable"/>
    <style:font-face style:name="Arial Unicode MS1" svg:font-family="'Arial Unicode MS'" style:font-family-generic="roman" style:font-pitch="variable"/>
    <style:font-face style:name="Arial Unicode MS2" svg:font-family="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PingFang SC2" svg:font-family="'PingFang SC'" style:font-family-generic="roman" style:font-pitch="variable"/>
    <style:font-face style:name="Symbol" svg:font-family="Symbol" style:font-pitch="variable"/>
    <style:font-face style:name="Symbol1" svg:font-family="Symbol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pitch="variable"/>
    <style:font-face style:name="Times New Roman2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2T17:23:03.111385836</meta:creation-date>
    <dc:date>2023-10-09T12:42:43.894745303</dc:date>
    <meta:editing-duration>PT2H23M43S</meta:editing-duration>
    <meta:editing-cycles>68</meta:editing-cycles>
    <meta:generator>LibreOffice/7.4.2.3$MacOSX_X86_64 LibreOffice_project/382eef1f22670f7f4118c8c2dd222ec7ad009daf</meta:generator>
    <meta:document-statistic meta:object-count="215"/>
  </office:meta>
</office:document-meta>
</file>